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64c" officeooo:paragraph-rsid="0011064c"/>
    </style:style>
    <style:style style:name="P2" style:family="paragraph" style:parent-style-name="Standard">
      <style:paragraph-properties fo:text-align="center" style:justify-single-word="false"/>
      <style:text-properties fo:font-size="18pt" officeooo:rsid="0011064c" officeooo:paragraph-rsid="0011064c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9pt" officeooo:rsid="0011064c" officeooo:paragraph-rsid="0011064c" style:font-size-asian="7.84999990463257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11064c" officeooo:paragraph-rsid="0011064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11064c" officeooo:paragraph-rsid="0011064c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4b8992" officeooo:paragraph-rsid="004b8992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51c04a" officeooo:paragraph-rsid="0051c04a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854838" officeooo:paragraph-rsid="0051c04a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1064c" officeooo:paragraph-rsid="0011064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137b9" officeooo:paragraph-rsid="001137b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69125" officeooo:paragraph-rsid="0016912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84b43" officeooo:paragraph-rsid="002c7df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b2dbf" officeooo:paragraph-rsid="002b2db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4db33" officeooo:paragraph-rsid="0044db3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59c7f" officeooo:paragraph-rsid="00459c7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b8992" officeooo:paragraph-rsid="004b899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25a95" officeooo:paragraph-rsid="00425a9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1c04a" officeooo:paragraph-rsid="0051c04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6432d" officeooo:paragraph-rsid="0056432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126e3" officeooo:paragraph-rsid="008126e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36353" officeooo:paragraph-rsid="0083635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54838" officeooo:paragraph-rsid="0051c04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7dff3a" officeooo:paragraph-rsid="007dff3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32b686"/>
    </style:style>
    <style:style style:name="P25" style:family="paragraph" style:parent-style-name="Standard">
      <style:paragraph-properties fo:text-align="start" style:justify-single-word="false"/>
      <style:text-properties officeooo:paragraph-rsid="0056432d"/>
    </style:style>
    <style:style style:name="P26" style:family="paragraph" style:parent-style-name="Standard">
      <style:paragraph-properties fo:text-align="start" style:justify-single-word="false"/>
      <style:text-properties officeooo:paragraph-rsid="00818532"/>
    </style:style>
    <style:style style:name="P27" style:family="paragraph" style:parent-style-name="Standard">
      <style:paragraph-properties fo:text-align="start" style:justify-single-word="false"/>
      <style:text-properties officeooo:rsid="00130832" officeooo:paragraph-rsid="00130832"/>
    </style:style>
    <style:style style:name="P2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2b2dbf" officeooo:paragraph-rsid="002b2dbf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2c7df2" officeooo:paragraph-rsid="002c7df2" style:font-style-asian="italic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ize="32pt" officeooo:rsid="0011064c" officeooo:paragraph-rsid="0011064c" style:font-size-asian="32pt" style:font-size-complex="32pt"/>
    </style:style>
    <style:style style:name="P31" style:family="paragraph" style:parent-style-name="Standard">
      <style:paragraph-properties fo:text-align="start" style:justify-single-word="false"/>
      <style:text-properties officeooo:rsid="004b8992" officeooo:paragraph-rsid="004b8992"/>
    </style:style>
    <style:style style:name="P32" style:family="paragraph" style:parent-style-name="Standard">
      <style:paragraph-properties fo:text-align="start" style:justify-single-word="false"/>
      <style:text-properties officeooo:rsid="0076bc6b" officeooo:paragraph-rsid="0076bc6b"/>
    </style:style>
    <style:style style:name="P33" style:family="paragraph" style:parent-style-name="Standard">
      <style:paragraph-properties fo:text-align="start" style:justify-single-word="false"/>
      <style:text-properties officeooo:rsid="007dff3a" officeooo:paragraph-rsid="007dff3a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126e3" officeooo:paragraph-rsid="0087d29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e741c" officeooo:paragraph-rsid="004e741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69125" officeooo:paragraph-rsid="0088584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137b9" officeooo:paragraph-rsid="008b709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87d294"/>
    </style:style>
    <style:style style:name="P39" style:family="paragraph" style:parent-style-name="Standard">
      <style:paragraph-properties fo:text-align="start" style:justify-single-word="false"/>
      <style:text-properties officeooo:rsid="00130832" officeooo:paragraph-rsid="00130832"/>
    </style:style>
    <style:style style:name="P40" style:family="paragraph" style:parent-style-name="Standard">
      <style:paragraph-properties fo:text-align="start" style:justify-single-word="false"/>
      <style:text-properties officeooo:rsid="0092c02f" officeooo:paragraph-rsid="0092c02f"/>
    </style:style>
    <style:style style:name="T1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style:text-underline-style="none" fo:font-weight="normal" officeooo:rsid="001137b9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text-underline-style="none" fo:font-weight="normal" officeooo:rsid="0014e13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32b686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text-underline-style="none" fo:font-weight="normal" officeooo:rsid="0032deb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3553e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459c7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52e12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56432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none" fo:font-weight="normal" officeooo:rsid="005daebb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6091c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style:text-underline-style="none" fo:font-weight="normal" officeooo:rsid="00625582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637bd9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69886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706571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81853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82543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83635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869268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none" fo:font-weight="normal" officeooo:rsid="0087d294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style:text-underline-style="none" fo:font-weight="normal" officeooo:rsid="008df42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officeooo:rsid="002b2dbf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2b2dbf" style:font-style-asian="normal" style:font-style-complex="normal"/>
    </style:style>
    <style:style style:name="T26" style:family="text">
      <style:text-properties officeooo:rsid="0044db33"/>
    </style:style>
    <style:style style:name="T27" style:family="text">
      <style:text-properties officeooo:rsid="0052e12e"/>
    </style:style>
    <style:style style:name="T28" style:family="text">
      <style:text-properties officeooo:rsid="0070d4fd"/>
    </style:style>
    <style:style style:name="T29" style:family="text">
      <style:text-properties officeooo:rsid="0076bc6b"/>
    </style:style>
    <style:style style:name="T30" style:family="text">
      <style:text-properties officeooo:rsid="008126e3"/>
    </style:style>
    <style:style style:name="T31" style:family="text">
      <style:text-properties officeooo:rsid="00818532"/>
    </style:style>
    <style:style style:name="T32" style:family="text">
      <style:text-properties officeooo:rsid="00215202"/>
    </style:style>
    <style:style style:name="T33" style:family="text">
      <style:text-properties officeooo:rsid="003a4e53"/>
    </style:style>
    <style:style style:name="T34" style:family="text">
      <style:text-properties officeooo:rsid="00253f72"/>
    </style:style>
    <style:style style:name="T35" style:family="text">
      <style:text-properties officeooo:rsid="008b709c"/>
    </style:style>
    <style:style style:name="T36" style:family="text">
      <style:text-properties officeooo:rsid="008cd603"/>
    </style:style>
    <style:style style:name="T37" style:family="text">
      <style:text-properties officeooo:rsid="008e8049"/>
    </style:style>
    <style:style style:name="T38" style:family="text">
      <style:text-properties officeooo:rsid="008fd42a"/>
    </style:style>
    <style:style style:name="T39" style:family="text">
      <style:text-properties officeooo:rsid="009357aa"/>
    </style:style>
    <style:style style:name="T40" style:family="text">
      <style:text-properties officeooo:rsid="00949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黄泉先生</text:p>
      <text:p text:style-name="P2">by callidar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nvolvement List by Importance of Character</text:p>
      <text:p text:style-name="P5"/>
      <text:p text:style-name="P5">LEAD<text:span text:style-name="T23">S</text:span><text:span text:style-name="T25">:</text:span></text:p>
      <text:p text:style-name="P9"/>
      <text:p text:style-name="P9">04 (also yon,john): as main lead and PC</text:p>
      <text:p text:style-name="P24"><text:span text:style-name="T6">Y</text:span><text:span text:style-name="T4">omi (also The Wall,</text:span><text:span text:style-name="T6">Y</text:span><text:span text:style-name="T4">omisama,-sensei,</text:span><text:span text:style-name="T8">tea girl</text:span><text:span text:style-name="T4">): The leader of the </text:span><text:span text:style-name="T5">L37</text:span><text:span text:style-name="T4"> and sensei of 04</text:span></text:p>
      <text:p text:style-name="P9">02 (also nelly,ny): PC support CQ related</text:p>
      <text:p text:style-name="P9">Dante (also Initial D): The driver of the main character group</text:p>
      <text:p text:style-name="P10">Bell (also The Listener): The blind sniper, using an audio scope</text:p>
      <text:p text:style-name="P10">April (also Ape,“My Creation“): Explosive expert and a little unstable, <text:span text:style-name="T36">but very lovable</text:span></text:p>
      <text:p text:style-name="P27"><text:span text:style-name="T2">J</text:span><text:span text:style-name="T1">oanna (also Jo,J,Jane): The shy scientific genius, </text:span><text:span text:style-name="T3">that is secretly a little deranged</text:span></text:p>
      <text:p text:style-name="P37">Kolya: The worryingly worryless mechanic ma<text:span text:style-name="T35">nufacturing</text:span> just barely functional <text:span text:style-name="T35">things from <text:tab/></text:span>garbage</text:p>
      <text:p text:style-name="P27"><text:span text:style-name="T1">Regina: The </text:span><text:span text:style-name="T21">(former)</text:span><text:span text:style-name="T1"> circus performer everyone seems to be in love with</text:span></text:p>
      <text:p text:style-name="P11"/>
      <text:p text:style-name="P29"><text:span text:style-name="T22">ANTAGONISTS</text:span><text:span text:style-name="T1">:</text:span></text:p>
      <text:p text:style-name="P12"/>
      <text:p text:style-name="P14">Cletus &amp; Mecharia: The redneck bounty hunter and his shotgun he treats like a wife</text:p>
      <text:p text:style-name="P15">John Passion: The local pastor of your local megachurch</text:p>
      <text:p text:style-name="P31"><text:span text:style-name="T7">D</text:span><text:span text:style-name="T1">r. Mephisto: The lawyer of Yomi and by extension the lawyer of L37</text:span></text:p>
      <text:p text:style-name="P14">Gustavo: The gunslinger that duels 04 in Mexico</text:p>
      <text:p text:style-name="P15">Cottonmind: The owner of a popular arcade store &amp; also <text:span text:style-name="T37">ex director of</text:span> a psychiatric ward</text:p>
      <text:p text:style-name="P15"><text:span text:style-name="T38">Mother </text:span>Roshi &amp; Oniko<text:span text:style-name="T38">chan</text:span>: The team also known as Onikoroshi or Twin Blades</text:p>
      <text:p text:style-name="P15"/>
      <text:p text:style-name="P6">SIDE CHARACTERS<text:span text:style-name="T24">:</text:span></text:p>
      <text:p text:style-name="P16"/>
      <text:p text:style-name="P35">Kindsgesicht (also Prof. Dr. Dr. Eberhardt B. Kindsgesicht): SI</text:p>
      <text:p text:style-name="P36">Fairy: The Muay Thai Boxer with the impossibly built body</text:p>
      <text:p text:style-name="P36"><text:span text:style-name="T32">Funky </text:span>Starlight (also <text:span text:style-name="T32">Starlight,</text:span>Mr. Secret Rare,-<text:span text:style-name="T33">F-</text:span>): The legendar<text:span text:style-name="T34">ily</text:span> fast swordsman trainer</text:p>
      <text:p text:style-name="P11"/>
      <text:p text:style-name="P28"><text:span text:style-name="T22">TINY EXTRAS</text:span><text:span text:style-name="T1">:</text:span></text:p>
      <text:p text:style-name="P13"/>
      <text:p text:style-name="P13">Expired Cow: The farmer, that broke out from the Cottonmind detention center</text:p>
      <text:p text:style-name="P13">Robby &amp; Josh: The two bodyguards giving 04 a lift to the south african trainline</text:p>
      <text:p text:style-name="P17">Red, Blue, Green, Yellow, Orange, Indigo &amp; Violet: <text:span text:style-name="T26">The Rainbow Goblins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Yomisensei</text:p>
      <text:p text:style-name="P8"/>
      <text:p text:style-name="P22"/>
      <text:p text:style-name="P7"/>
      <text:p text:style-name="P7">OUT CRONOLOGICALLY TO PUT BACK IN</text:p>
      <text:p text:style-name="P7"/>
      <text:p text:style-name="P18">--- <text:span text:style-name="T31">right after they arrived shore in europe ---</text:span></text:p>
      <text:p text:style-name="P21">Dante: Those Assholes! My fucking boat. Am I allowed to keep one of my vehicles please?</text:p>
      <text:p text:style-name="P26"><text:span text:style-name="T16">Kolya: Yes, travelling </text:span><text:span text:style-name="T17">to</text:span><text:span text:style-name="T16"> Europe by boat from the South is not an experience normally <text:tab/>meant for wealthy tourists. Cut them some slack, they didn‘t know they were <text:tab/>supposed to treat us </text:span><text:span text:style-name="T18">like</text:span><text:span text:style-name="T16"> human beings.</text:span></text:p>
      <text:p text:style-name="P7"/>
      <text:p text:style-name="P18">--- <text:span text:style-name="T30">right after defeating the noisy squad</text:span> ---</text:p>
      <text:p text:style-name="P20">Erwin: HA HA, you cannot defeat me! Your bullets are no match for my german <text:tab/>Panzerung!</text:p>
      <text:p text:style-name="P20">(if Kindsgesichts quest was followed up until now)</text:p>
      <text:p text:style-name="P34">Erwin: What the Hindenburg is that?!</text:p>
      <text:p text:style-name="P38"><text:span text:style-name="T16">&lt;Luftschiff Spielzeugparadies bosses into frame </text:span><text:span text:style-name="T20">and fires a big laser and Erwins Helicopter blows up</text:span><text:span text:style-name="T16">&gt;</text:span></text:p>
      <text:p text:style-name="P40"><text:span text:style-name="T16">(</text:span><text:span text:style-name="T1">else)</text:span></text:p>
      <text:p text:style-name="P40"><text:span text:style-name="T1">&lt;The supersonic jet powers up and sacrifices itself, but everyone survives&gt;</text:span></text:p>
      <text:p text:style-name="P7"/>
      <text:p text:style-name="P18">--- 04 finds yomi at her teashop ---</text:p>
      <text:p text:style-name="P18">04: &lt;knocks at the sliding door of yomi‘s teashop&gt;</text:p>
      <text:p text:style-name="P18"><text:span text:style-name="T29">Y</text:span>omi: &lt;opens &amp; smiles,<text:span text:style-name="T27">in playfully scared voice</text:span>&gt; <text:span text:style-name="T27">Oh no, you‘ve found me!</text:span></text:p>
      <text:p text:style-name="P18"><text:tab/><text:span text:style-name="T27">&lt;then friendly but serious&gt; Welcome back, I am so proud to be able to call you my <text:tab/>student </text:span><text:span text:style-name="T39">and maybe I will call you master soon</text:span><text:span text:style-name="T27">. </text:span><text:span text:style-name="T28">Everytime we met I feared it could be <text:tab/>the last time, but you survived. I </text:span><text:span text:style-name="T39">can‘t convey to you how</text:span><text:span text:style-name="T28"> </text:span><text:span text:style-name="T39">unbelievably </text:span><text:span text:style-name="T28">happy </text:span><text:span text:style-name="T39">I am</text:span><text:span text:style-name="T28">.</text:span></text:p>
      <text:p text:style-name="P19">(then a few options regarding the mj collection, <text:span text:style-name="T40">still in the works except teashop option!</text:span>)</text:p>
      <text:p text:style-name="P25"><text:span text:style-name="T9"><text:tab/>So, what is it exactely you came </text:span><text:span text:style-name="T15">all the way </text:span><text:span text:style-name="T9">here for?</text:span></text:p>
      <text:p text:style-name="P25"><text:span text:style-name="T9">04:<text:tab/>→ I wish to put an end to what you have built. It is </text:span><text:span text:style-name="T10">not just</text:span><text:span text:style-name="T9">!</text:span></text:p>
      <text:p text:style-name="P25"><text:span text:style-name="T9"><text:tab/>→ I wish</text:span><text:span text:style-name="T11">ed</text:span><text:span text:style-name="T9"> to meet you again sensei.</text:span></text:p>
      <text:p text:style-name="P19"><text:tab/>→ I wish to make you suffer in return to what you have done to so many people.</text:p>
      <text:p text:style-name="P25"><text:span text:style-name="T9"><text:tab/>→</text:span><text:span text:style-name="T12"> I wish to face you, as it is the inevitable wish of any student to surpass their <text:tab/><text:tab/><text:tab/>master.</text:span></text:p>
      <text:p text:style-name="P25"><text:span text:style-name="T12"><text:tab/>→</text:span><text:span text:style-name="T13"> I wish to take over your place as the leader of L37.</text:span></text:p>
      <text:p text:style-name="P25"><text:span text:style-name="T14"><text:tab/>→</text:span><text:span text:style-name="T19"> I wish for you to become a teashop owner.</text:span></text:p>
      <text:p text:style-name="P33"><text:span text:style-name="T14">(</text:span><text:span text:style-name="T1">add other options and direct reations before Yomi lets 04 in)</text:span></text:p>
      <text:p text:style-name="P32"><text:span text:style-name="T1">Yomi: Please come in, have some tea. </text:span><text:span text:style-name="T14">&lt;</text:span><text:span text:style-name="T1">change setting to inside tea shop&gt;</text:span></text:p>
      <text:p text:style-name="P23">(then continue with X option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3:43:48.159585490</meta:creation-date>
    <dc:date>2021-10-20T01:35:35.287385110</dc:date>
    <meta:editing-duration>PT9H7M15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613" meta:character-count="3469" meta:non-whitespace-character-count="2898"/>
  </office:meta>
</office:document-meta>
</file>